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ffff00" style:cell-protect="none" style:print-content="true"/>
    </style:style>
    <style:style style:name="ce3" style:family="table-cell" style:parent-style-name="Default" style:data-style-name="N99">
      <style:table-cell-properties fo:background-color="#ffff00" style:cell-protect="none" style:print-content="true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5" style:family="table-cell" style:parent-style-name="Default" style:data-style-name="N99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00" style:cell-protect="none" style:print-content="true" style:text-align-source="value-type" style:repeat-content="false"/>
      <style:paragraph-properties fo:margin-left="0cm"/>
    </style:style>
    <style:style style:name="ce8" style:family="table-cell" style:parent-style-name="Default" style:data-style-name="N99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</style:style>
    <style:style style:name="ce10" style:family="table-cell" style:parent-style-name="Default" style:data-style-name="N99">
      <style:table-cell-properties fo:background-color="#ffff00" style:cell-protect="none" style:print-content="true" style:text-align-source="value-type" style:repeat-content="false"/>
      <style:paragraph-properties fo:margin-left="0cm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1"/>
        <table:table-column table:style-name="co8" table:number-columns-repeated="2" table:default-cell-style-name="ce9"/>
        <table:table-column table:style-name="co9" table:default-cell-style-name="ce9"/>
        <table:table-column table:style-name="co9" table:default-cell-style-name="ce1"/>
        <table:table-row table:style-name="ro1">
          <table:table-cell table:style-name="Default" office:value-type="string" calcext:value-type="string">
            <text:p>Comment Dept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pth Penalty</text:p>
          </table:table-cell>
          <table:table-cell table:style-name="Default" office:value-type="string" calcext:value-type="string">
            <text:p>Human Author</text:p>
          </table:table-cell>
          <table:table-cell table:style-name="Default" office:value-type="string" calcext:value-type="string">
            <text:p>Bot Author</text:p>
          </table:table-cell>
          <table:table-cell table:style-name="Default" office:value-type="string" calcext:value-type="string">
            <text:p>Positive Keyword</text:p>
          </table:table-cell>
          <table:table-cell table:style-name="Default" office:value-type="string" calcext:value-type="string">
            <text:p>New Submission</text:p>
          </table:table-cell>
          <table:table-cell table:style-name="Default" office:value-type="string" calcext:value-type="string">
            <text:p>Interrogative</text:p>
          </table:table-cell>
          <table:table-cell table:style-name="Default" office:value-type="string" calcext:value-type="string">
            <text:p>Own comment</text:p>
          </table:table-cell>
          <table:table-cell table:style-name="Default" office:value-type="string" calcext:value-type="string">
            <text:p>Own Submn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5" calcext:value-type="float">
            <text:p>-0.05</text:p>
          </table:table-cell>
          <table:table-cell table:style-name="ce4" office:value-type="float" office:value="0.3" calcext:value-type="float">
            <text:p>0.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nabled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8" table:formula="of:=NOT([.D3])" office:value-type="boolean" office:boolean-value="false" calcext:value-type="boolean">
            <text:p>FALS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4]-1)*[.$C$2]; 0)" office:value-type="float" office:value="-0" calcext:value-type="float">
            <text:p>0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table:style-name="ce6" table:formula="of:=IF([.G$3]; [.G$2]; 0)" office:value-type="float" office:value="0.1" calcext:value-type="float">
            <text:p>0.1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4:.J4]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5]-1)*[.$C$2]; 0)" office:value-type="float" office:value="-0.05" calcext:value-type="float">
            <text:p>-0.0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5:.J5]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6]-1)*[.$C$2]; 0)" office:value-type="float" office:value="-0.1" calcext:value-type="float">
            <text:p>-0.1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6:.J6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7]-1)*[.$C$2]; 0)" office:value-type="float" office:value="-0.15" calcext:value-type="float">
            <text:p>-0.1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7:.J7]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8]-1)*[.$C$2]; 0)" office:value-type="float" office:value="-0.2" calcext:value-type="float">
            <text:p>-0.2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8:.J8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9]-1)*[.$C$2]; 0)" office:value-type="float" office:value="-0.25" calcext:value-type="float">
            <text:p>-0.2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9:.J9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0]-1)*[.$C$2]; 0)" office:value-type="float" office:value="-0.3" calcext:value-type="float">
            <text:p>-0.3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0:.J10]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1]-1)*[.$C$2]; 0)" office:value-type="float" office:value="-0.35" calcext:value-type="float">
            <text:p>-0.3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1:.J11])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2]-1)*[.$C$2]; 0)" office:value-type="float" office:value="-0.4" calcext:value-type="float">
            <text:p>-0.4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2:.J12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3]-1)*[.$C$2]; 0)" office:value-type="float" office:value="-0.45" calcext:value-type="float">
            <text:p>-0.4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3:.J13]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4]-1)*[.$C$2]; 0)" office:value-type="float" office:value="-0.5" calcext:value-type="float">
            <text:p>-0.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4:.J14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5]-1)*[.$C$2]; 0)" office:value-type="float" office:value="-0.55" calcext:value-type="float">
            <text:p>-0.5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5:.J15]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6]-1)*[.$C$2]; 0)" office:value-type="float" office:value="-0.6" calcext:value-type="float">
            <text:p>-0.6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6:.J16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7]-1)*[.$C$2]; 0)" office:value-type="float" office:value="-0.65" calcext:value-type="float">
            <text:p>-0.6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7:.J17]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8]-1)*[.$C$2]; 0)" office:value-type="float" office:value="-0.7" calcext:value-type="float">
            <text:p>-0.7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.4" calcext:value-type="float">
            <text:p>0.4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8:.J18])" office:value-type="float" office:value="0.3" calcext:value-type="float">
            <text:p>0.3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Please do not spam the subreddits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ry to keep your bot replying on its trained topics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4:03:16.117802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15:03.375420348</meta:creation-date>
    <meta:editing-cycles>0</meta:editing-cycles>
    <meta:editing-duration>P0D</meta:editing-duration>
    <meta:generator>LibreOffice/6.4.7.2$Linux_X86_64 LibreOffice_project/40$Build-2</meta:generator>
    <meta:document-statistic meta:table-count="1" meta:cell-count="196" meta:object-count="0"/>
  </office:meta>
</office:document-meta>
</file>